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0pt" officeooo:rsid="001a8772" officeooo:paragraph-rsid="001a8772" style:font-size-asian="17.5pt" style:font-size-complex="20pt"/>
    </style:style>
    <style:style style:name="P2" style:family="paragraph" style:parent-style-name="Preformatted_20_Text">
      <style:paragraph-properties fo:text-align="start" style:justify-single-word="false"/>
      <style:text-properties fo:font-size="14pt" officeooo:rsid="001ba24e" officeooo:paragraph-rsid="001ba24e" style:font-size-asian="12.25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fo:font-size="14pt" officeooo:rsid="001cef88" officeooo:paragraph-rsid="001cef88" style:font-size-asian="12.25pt" style:font-size-complex="14pt"/>
    </style:style>
    <style:style style:name="P4" style:family="paragraph" style:parent-style-name="Preformatted_20_Text">
      <style:paragraph-properties fo:text-align="start" style:justify-single-word="false"/>
      <style:text-properties fo:font-size="14pt" officeooo:rsid="001e25f4" officeooo:paragraph-rsid="001e25f4" style:font-size-asian="12.25pt" style:font-size-complex="14pt"/>
    </style:style>
    <style:style style:name="P5" style:family="paragraph" style:parent-style-name="Preformatted_20_Text">
      <style:paragraph-properties fo:text-align="start" style:justify-single-word="false"/>
      <style:text-properties fo:font-size="14pt" officeooo:rsid="001f2218" officeooo:paragraph-rsid="001f2218" style:font-size-asian="12.25pt" style:font-size-complex="14pt"/>
    </style:style>
    <style:style style:name="T1" style:family="text">
      <style:text-properties officeooo:rsid="00208fd0"/>
    </style:style>
    <style:style style:name="T2" style:family="text">
      <style:text-properties officeooo:rsid="0020fa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âches</text:p>
      <text:p text:style-name="P1"/>
      <text:p text:style-name="P2">Faire un MockUp</text:p>
      <text:p text:style-name="P3">Faire le template(HTML/CSS)</text:p>
      <text:p text:style-name="P4">Créer base de données</text:p>
      <text:p text:style-name="P5">Gestionnaire <text:span text:style-name="T2">d’</text:span>utilisateur<text:span text:style-name="T1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8T11:15:10.853936273</dc:date>
    <meta:editing-duration>PT5M3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3" meta:character-count="96" meta:non-whitespace-character-count="88"/>
  </office:meta>
</office:document-meta>
</file>